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4pt" fo:language="pt" fo:country="BR" style:font-size-asian="14pt" style:font-size-complex="14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4pt" fo:language="pt" fo:country="BR" officeooo:paragraph-rsid="00040f40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4pt" fo:language="pt" fo:country="BR" officeooo:paragraph-rsid="0001d5e9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4pt" fo:language="pt" fo:country="BR" officeooo:paragraph-rsid="00093693" style:font-size-asian="14pt" style:font-size-complex="14pt"/>
    </style:style>
    <style:style style:name="P5" style:family="paragraph" style:parent-style-name="Standard">
      <style:paragraph-properties fo:orphans="2" fo:widows="2"/>
      <style:text-properties fo:color="#000000" style:font-name="Arial" fo:font-size="14pt" fo:language="pt" fo:country="BR" officeooo:rsid="000a06fe" officeooo:paragraph-rsid="000a06fe" style:font-size-asian="14pt" style:font-size-complex="14pt"/>
    </style:style>
    <style:style style:name="P6" style:family="paragraph" style:parent-style-name="Standard">
      <style:paragraph-properties fo:orphans="2" fo:widows="2"/>
      <style:text-properties fo:color="#000000" style:font-name="Arial" fo:font-size="14pt" fo:language="pt" fo:country="BR" officeooo:rsid="000a6eab" officeooo:paragraph-rsid="000a6eab" style:font-size-asian="14pt" style:font-size-complex="14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8" style:family="paragraph" style:parent-style-name="Standard" style:list-style-name="L1">
      <style:paragraph-properties fo:orphans="2" fo:widows="2"/>
      <style:text-properties fo:color="#000000" style:font-name="Arial" fo:font-size="14pt" fo:language="pt" fo:country="BR" officeooo:rsid="00093693" officeooo:paragraph-rsid="00093693" style:font-size-asian="14pt" style:font-size-complex="14pt"/>
    </style:style>
    <style:style style:name="P9" style:family="paragraph" style:parent-style-name="Standard" style:list-style-name="L1">
      <style:paragraph-properties fo:orphans="2" fo:widows="2"/>
      <style:text-properties fo:font-variant="normal" fo:text-transform="none" fo:color="#000000" style:font-name="Arial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Arial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1" style:family="paragraph" style:parent-style-name="Standard">
      <style:paragraph-properties fo:orphans="2" fo:widows="2"/>
      <style:text-properties fo:font-variant="normal" fo:text-transform="none" fo:color="#000000" style:font-name="Arial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2" style:family="paragraph" style:parent-style-name="Standard">
      <style:paragraph-properties fo:orphans="2" fo:widows="2"/>
      <style:text-properties fo:font-variant="normal" fo:text-transform="none" fo:color="#000000" style:font-name="Arial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11" style:family="text">
      <style:text-properties officeooo:rsid="000261f5"/>
    </style:style>
    <style:style style:name="T12" style:family="text">
      <style:text-properties officeooo:rsid="00040f40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1"><text:tab/>O nome </text:span><text:span text:style-name="T14">Javascript</text:span><text:span text:style-name="T11"> foi uma decisão de marketing feita pela empresa </text:span><text:span text:style-name="T14">Netscape</text:span><text:span text:style-name="T11">, inspirado na linguagem </text:span><text:span text:style-name="T14">Java</text:span><text:span text:style-name="T11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10">Sun</text:span><text:span text:style-name="T1"> Microsystems (atual </text:span><text:span text:style-name="T10">Oracle</text:span><text:span text:style-name="T1">), optou-se por definir um novo nome à linguagem utilizando a junção das palavras </text:span><text:span text:style-name="T10">ECMA</text:span><text:span text:style-name="T1"> e Javascript, surgindo então </text:span><text:span text:style-name="T3">a</text:span><text:span text:style-name="T1"> </text:span><text:span text:style-name="T10">ECMAScript</text:span><text:span text:style-name="T1">.</text:span> <text:span text:style-name="T12">Isso devido à sacanagem da </text:span><text:span text:style-name="T15">Microsoft</text:span><text:span text:style-name="T12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</text:span> </text:p>
      <text:p text:style-name="P3"/>
      <text:p text:style-name="P4"><text:span text:style-name="T5">As tecnologias JS </text:span><text:span text:style-name="T1">que tem sido mais utilizad</text:span><text:span text:style-name="T5">a</text:span><text:span text:style-name="T1">s no Brasil são o Angular, Vue </text:span><text:span text:style-name="T7">e o Node.js (que não é um framework ou biblioteca e sim um</text:span><text:span text:style-name="T6">a</text:span><text:span text:style-name="T7"> runtime em JS).</text:span></text:p>
      <text:p text:style-name="P7"/>
      <text:p text:style-name="P7">Tecnologias que usam Javascript para:</text:p>
      <text:list xml:id="list3137904093" text:style-name="L1">
        <text:list-item>
          <text:p text:style-name="P8"><text:span text:style-name="T8">S</text:span><text:span text:style-name="T1">ervidores: Node.JS</text:span></text:p>
        </text:list-item>
        <text:list-item>
          <text:p text:style-name="P9">Apps Windows: Electron</text:p>
        </text:list-item>
        <text:list-item>
          <text:p text:style-name="P9">Apps Smartphones: PhoneGap, Xamarin, Ionic, React</text:p>
        </text:list-item>
      </text:list>
      <text:p text:style-name="P10"/>
      <text:p text:style-name="P11">O propósito de criação do Javascript foi de fazer <text:span text:style-name="T13">interações na Web</text:span>, através do navegador.</text:p>
      <text:p text:style-name="P11"/>
      <text:p text:style-name="P5"><text:span text:style-name="T1">Quando não solicitamos um arquivo específico ao servidor, ele vai entregar o arquivo de índice do site, que se chama </text:span><text:span text:style-name="T9">index.html</text:span><text:span text:style-name="T1">. </text:span></text:p>
      <text:p text:style-name="P11"/>
      <text:p text:style-name="P6"><text:span text:style-name="T9">DevTools</text:span><text:span text:style-name="T1"> é uma ferramenta muito útil para quem desenvolve sites. No Google chrome, vá em configurações → nais ferramentas → ferramentas do desenvolvedor.</text:span></text:p>
      <text:p text:style-name="P12"/>
      <text:p text:style-name="P6"><text:span text:style-name="T1">JS é uma linguagem </text:span><text:span text:style-name="T9">Case Sensitive</text:span><text:span text:style-name="T1">, fazendo diferenciação entre letras maiúsculas e minúscul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18T22:29:56.596000000</dc:date>
    <meta:editing-duration>PT16M56S</meta:editing-duration>
    <meta:editing-cycles>4</meta:editing-cycles>
    <meta:document-statistic meta:table-count="0" meta:image-count="0" meta:object-count="0" meta:page-count="1" meta:paragraph-count="10" meta:word-count="222" meta:character-count="1391" meta:non-whitespace-character-count="1178"/>
  </office:meta>
</office:document-meta>
</file>